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DE0000004354E53CFA56A8D2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7.1264in" table:align="margins"/>
    </style:style>
    <style:style style:name="Table4.A" style:family="table-column">
      <style:table-column-properties style:column-width="3.125in" style:rel-column-width="28737*"/>
    </style:style>
    <style:style style:name="Table4.B" style:family="table-column">
      <style:table-column-properties style:column-width="4.0014in" style:rel-column-width="367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264in" table:align="margins"/>
    </style:style>
    <style:style style:name="Table1.A" style:family="table-column">
      <style:table-column-properties style:column-width="0.7743in" style:rel-column-width="7120*"/>
    </style:style>
    <style:style style:name="Table1.B" style:family="table-column">
      <style:table-column-properties style:column-width="0.7757in" style:rel-column-width="7133*"/>
    </style:style>
    <style:style style:name="Table1.C" style:family="table-column">
      <style:table-column-properties style:column-width="2.3278in" style:rel-column-width="21406*"/>
    </style:style>
    <style:style style:name="Table1.D" style:family="table-column">
      <style:table-column-properties style:column-width="0.8403in" style:rel-column-width="7727*"/>
    </style:style>
    <style:style style:name="Table1.E" style:family="table-column">
      <style:table-column-properties style:column-width="1.1347in" style:rel-column-width="10435*"/>
    </style:style>
    <style:style style:name="Table1.F" style:family="table-column">
      <style:table-column-properties style:column-width="1.2736in" style:rel-column-width="117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64in" table:align="margins"/>
    </style:style>
    <style:style style:name="Table3.A" style:family="table-column">
      <style:table-column-properties style:column-width="0.25in" style:rel-column-width="360*"/>
    </style:style>
    <style:style style:name="Table3.B" style:family="table-column">
      <style:table-column-properties style:column-width="1.0688in" style:rel-column-width="1539*"/>
    </style:style>
    <style:style style:name="Table3.C" style:family="table-column">
      <style:table-column-properties style:column-width="3.7431in" style:rel-column-width="5390*"/>
    </style:style>
    <style:style style:name="Table3.D" style:family="table-column">
      <style:table-column-properties style:column-width="0.55in" style:rel-column-width="792*"/>
    </style:style>
    <style:style style:name="Table3.E" style:family="table-column">
      <style:table-column-properties style:column-width="0.7153in" style:rel-column-width="1030*"/>
    </style:style>
    <style:style style:name="Table3.F" style:family="table-column">
      <style:table-column-properties style:column-width="0.7993in" style:rel-column-width="115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7576"/>
    </style:style>
    <style:style style:name="P2" style:family="paragraph" style:parent-style-name="Standard">
      <style:text-properties officeooo:paragraph-rsid="00217576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weight="bold" officeooo:paragraph-rsid="00217576" style:font-weight-asian="bold" style:font-name-complex="Arial" style:font-size-complex="12pt"/>
    </style:style>
    <style:style style:name="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P5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P6" style:family="paragraph" style:parent-style-name="Standard">
      <style:text-properties fo:color="#000000" style:font-name="Calibri" fo:font-size="10pt" fo:language="eu" fo:country="ES" fo:font-weight="bold" officeooo:paragraph-rsid="00217576" style:font-size-asian="10pt" style:font-weight-asian="bold" style:font-name-complex="Arial"/>
    </style:style>
    <style:style style:name="P7" style:family="paragraph" style:parent-style-name="Standard">
      <style:text-properties fo:color="#000000" style:font-name="Calibri" fo:font-size="10pt" fo:language="en" fo:country="US" officeooo:paragraph-rsid="00217576" style:font-size-asian="10pt" style:font-name-complex="Arial"/>
    </style:style>
    <style:style style:name="P8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P9" style:family="paragraph" style:parent-style-name="Standard">
      <style:text-properties officeooo:paragraph-rsid="00152682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paragraph-rsid="003b1612"/>
    </style:style>
    <style:style style:name="P13" style:family="paragraph" style:parent-style-name="Table_20_Heading">
      <style:text-properties officeooo:rsid="00320959" officeooo:paragraph-rsid="00320959"/>
    </style:style>
    <style:style style:name="P14" style:family="paragraph" style:parent-style-name="Table_20_Heading">
      <style:text-properties officeooo:rsid="0039edcf" officeooo:paragraph-rsid="0039edcf"/>
    </style:style>
    <style:style style:name="P15" style:family="paragraph" style:parent-style-name="Table_20_Heading">
      <style:text-properties officeooo:rsid="003b1612" officeooo:paragraph-rsid="003b1612"/>
    </style:style>
    <style:style style:name="P16" style:family="paragraph" style:parent-style-name="Title">
      <style:text-properties officeooo:rsid="00320959"/>
    </style:style>
    <style:style style:name="P17" style:family="paragraph" style:parent-style-name="Title">
      <style:text-properties officeooo:rsid="003b1612" officeooo:paragraph-rsid="003b1612"/>
    </style:style>
    <style:style style:name="P18" style:family="paragraph" style:parent-style-name="Title">
      <style:text-properties officeooo:paragraph-rsid="003b1612"/>
    </style:style>
    <style:style style:name="T1" style:family="text">
      <style:text-properties officeooo:rsid="001d357d"/>
    </style:style>
    <style:style style:name="T2" style:family="text">
      <style:text-properties officeooo:rsid="00320959"/>
    </style:style>
    <style:style style:name="T3" style:family="text">
      <style:text-properties officeooo:rsid="003b1612"/>
    </style:style>
    <style:style style:name="T4" style:family="text">
      <style:text-properties officeooo:rsid="003e330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haracteristic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Name</text:p>
          </table:table-cell>
          <table:table-cell table:style-name="Table4.B1" office:value-type="string">
            <text:p text:style-name="P15">Value</text:p>
          </table:table-cell>
        </table:table-row>
        <table:table-row>
          <table:table-cell table:style-name="Table4.A2" office:value-type="string">
            <text:p text:style-name="P12"><text:span text:style-name="T3"><text:text-input text:description="">@before-row[#list elora.getCharacteristics() as characteristic]</text:text-input></text:span><text:span text:style-name="T3"><text:text-input text:description="">${characteristic.title}</text:text-input></text:span><text:text-input text:description="">@after-row[/#list]</text:text-input></text:p>
          </table:table-cell>
          <table:table-cell table:style-name="Table4.B2" office:value-type="string">
            <text:p text:style-name="P12"><text:text-input text:description="">${characteristic.value}</text:text-input><text:s/><text:text-input text:description="">${characteristic.unit}</text:text-input></text:p>
          </table:table-cell>
        </table:table-row>
      </table:table>
      <text:p text:style-name="P18"><text:span text:style-name="T1">Modifications</text:span>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Reference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Comment</text:p>
          </table:table-cell>
          <table:table-cell table:style-name="Table1.A1" office:value-type="string">
            <text:p text:style-name="Table_20_Heading">State</text:p>
          </table:table-cell>
          <table:table-cell table:style-name="Table1.A1" office:value-type="string">
            <text:p text:style-name="Table_20_Heading">Contributor</text:p>
          </table:table-cell>
          <table:table-cell table:style-name="Table1.F1" office:value-type="string">
            <text:p text:style-name="Table_20_Heading">Date</text:p>
          </table:table-cell>
        </table:table-row>
        <table:table-row>
          <table:table-cell table:style-name="Table1.A2" office:value-type="string">
            <text:p text:style-name="Table_20_Contents"><text:text-input text:description="">@before-row[#list elora.getVersioningHistory(5) as version]</text:text-input><text:text-input text:description="">${version.reference}</text:text-input><text:text-input text:description="">@after-row[/#list]</text:text-input></text:p>
          </table:table-cell>
          <table:table-cell table:style-name="Table1.A2" office:value-type="string">
            <text:p text:style-name="Table_20_Contents"><text:text-input text:description="">${version.versionLabel}</text:text-input></text:p>
          </table:table-cell>
          <table:table-cell table:style-name="Table1.A2" office:value-type="string">
            <text:p text:style-name="Table_20_Contents"><text:text-input text:description="">${version.comment}</text:text-input></text:p>
          </table:table-cell>
          <table:table-cell table:style-name="Table1.A2" office:value-type="string">
            <text:p text:style-name="Table_20_Contents"><text:text-input text:description="">${version.lifecycleState}</text:text-input></text:p>
          </table:table-cell>
          <table:table-cell table:style-name="Table1.A2" office:value-type="string">
            <text:p text:style-name="P10"><text:text-input text:description="">${version.lastContributor}</text:text-input><text:text-input text:description=""/></text:p>
          </table:table-cell>
          <table:table-cell table:style-name="Table1.F2" office:value-type="string">
            <text:p text:style-name="P10"><text:text-input text:description="">${version.modified}</text:text-input></text:p>
          </table:table-cell>
        </table:table-row>
      </table:table>
      <text:p text:style-name="Standard"><text:text-input text:description="">[#if elora.showEbom()]</text:text-input></text:p>
      <text:p text:style-name="P16">EBO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Heading"/>
          </table:table-cell>
          <table:table-cell table:style-name="Table3.A1" office:value-type="string">
            <text:p text:style-name="Table_20_Heading">Ref<text:span text:style-name="T2">erence</text:span></text:p>
          </table:table-cell>
          <table:table-cell table:style-name="Table3.A1" office:value-type="string">
            <text:p text:style-name="P13">Title</text:p>
          </table:table-cell>
          <table:table-cell table:style-name="Table3.A1" office:value-type="string">
            <text:p text:style-name="P13">Version</text:p>
          </table:table-cell>
          <table:table-cell table:style-name="Table3.A1" office:value-type="string">
            <text:p text:style-name="P13">State</text:p>
          </table:table-cell>
          <table:table-cell table:style-name="Table3.F1" office:value-type="string">
            <text:p text:style-name="P13">Qty</text:p>
          </table:table-cell>
        </table:table-row>
        <table:table-row>
          <table:table-cell table:style-name="Table3.A2" office:value-type="string">
            <text:p text:style-name="Table_20_Contents"><text:text-input text:description=""/><text:text-input text:description="">@before-row[#list elora.getEbom() as relation]</text:text-input><text:span text:style-name="T4"><text:text-input text:description="">${relation.ordering}</text:text-input></text:span><text:text-input text:description="">@after-row[/#list]</text:text-input></text:p>
          </table:table-cell>
          <table:table-cell table:style-name="Table3.A2" office:value-type="string">
            <text:p text:style-name="Table_20_Contents"><text:text-input text:description=""/><text:text-input text:description="">${relation.reference}</text:text-input></text:p>
          </table:table-cell>
          <table:table-cell table:style-name="Table3.A2" office:value-type="string">
            <text:p text:style-name="Table_20_Contents"><text:text-input text:description="">${relation.title}</text:text-input></text:p>
          </table:table-cell>
          <table:table-cell table:style-name="Table3.A2" office:value-type="string">
            <text:p text:style-name="Table_20_Contents"><text:text-input text:description="">${relation.versionLabel}</text:text-input></text:p>
          </table:table-cell>
          <table:table-cell table:style-name="Table3.A2" office:value-type="string">
            <text:p text:style-name="Table_20_Contents"><text:text-input text:description="">${relation.lifecycleState}</text:text-input></text:p>
          </table:table-cell>
          <table:table-cell table:style-name="Table3.F2" office:value-type="string">
            <text:p text:style-name="P11"><text:text-input text:description="">${relation.quantity}</text:text-input></text:p>
          </table:table-cell>
        </table:table-row>
      </table:table>
      <text:p text:style-name="Text_20_body"><text:text-input text:description="">[/#if]</text:text-inpu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33in" fo:margin-left="0.0278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639in"/>
    </style:style>
    <style:style style:name="Table2.D" style:family="table-column">
      <style:table-column-properties style:column-width="2.4583in"/>
    </style:style>
    <style:style style:name="Table2.E" style:family="table-column">
      <style:table-column-properties style:column-width="1.7778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padding="0.0396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text-properties officeooo:paragraph-rsid="00217576"/>
    </style:style>
    <style:style style:name="MP2" style:family="paragraph" style:parent-style-name="Standard">
      <style:text-properties officeooo:paragraph-rsid="00217576"/>
    </style:style>
    <style:style style:name="MP3" style:family="paragraph" style:parent-style-name="Standard">
      <style:paragraph-properties fo:text-align="center" style:justify-single-word="false"/>
      <style:text-properties fo:color="#000000" style:font-name="Calibri" fo:font-weight="bold" officeooo:paragraph-rsid="00217576" style:font-weight-asian="bold" style:font-name-complex="Arial" style:font-size-complex="12pt"/>
    </style:style>
    <style:style style:name="M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MP5" style:family="paragraph" style:parent-style-name="Standard">
      <style:text-properties fo:color="#000000" style:font-name="Calibri" fo:font-size="10pt" fo:language="eu" fo:country="ES" fo:font-weight="bold" officeooo:paragraph-rsid="00217576" style:font-size-asian="10pt" style:font-weight-asian="bold" style:font-name-complex="Arial"/>
    </style:style>
    <style:style style:name="MP6" style:family="paragraph" style:parent-style-name="Standard">
      <style:text-properties fo:color="#000000" style:font-name="Calibri" fo:font-size="10pt" fo:language="en" fo:country="US" officeooo:paragraph-rsid="00217576" style:font-size-asian="10pt" style:font-name-complex="Arial"/>
    </style:style>
    <style:style style:name="MP7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MP8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6736in" fo:margin-right="0.470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MP2"><draw:frame draw:style-name="Mfr1" draw:name="Imagen 2" text:anchor-type="as-char" svg:width="1.2957in" svg:height="0.4in" draw:z-index="1"><draw:image xlink:href="Pictures/10000200000000DE0000004354E53CFA56A8D256.png" xlink:type="simple" xlink:show="embed" xlink:actuate="onLoad" loext:mime-type="image/png"/><svg:desc>LOGO COPRECI2</svg:desc></draw:frame></text:p>
            </table:table-cell>
            <table:covered-table-cell/>
            <table:table-cell table:style-name="Table2.C1" table:number-columns-spanned="3" office:value-type="string">
              <text:p text:style-name="MP3"><text:text-input text:description="">${doc['dc:title']}</text:text-input></text:p>
            </table:table-cell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MP4">Reference:</text:p>
              <text:p text:style-name="MP5"><text:text-input text:description="">${elora.getFixedMetadata("elo:reference")}</text:text-input></text:p>
            </table:table-cell>
            <table:table-cell table:style-name="Table2.B2" office:value-type="string">
              <text:p text:style-name="MP4">Ver.:</text:p>
              <text:p text:style-name="MP6"><text:text-input text:description="">${elora.getCurrentDocWithFixedCommonData().versionLabel}</text:text-input></text:p>
            </table:table-cell>
            <table:table-cell table:style-name="Table2.C2" office:value-type="string">
              <text:p text:style-name="MP4">State:</text:p>
              <text:p text:style-name="MP6"><text:text-input text:description="">${elora.getCurrentDocWithFixedCommonData().currentLifeCycleState}</text:text-input></text:p>
            </table:table-cell>
            <table:table-cell table:style-name="Table2.D2" office:value-type="string">
              <text:p text:style-name="MP4">Last Contributor:</text:p>
              <text:p text:style-name="MP7"><text:text-input text:description="">${elora.getFixedUserMetadata("dc:lastContributor")}</text:text-input></text:p>
            </table:table-cell>
            <table:table-cell table:style-name="Table2.E2" office:value-type="string">
              <text:p text:style-name="MP4">Date:</text:p>
              <text:p text:style-name="MP8"><text:text-input text:description="">${elora.getFixedDateMetadata("dc:modified")}</text:text-input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24:13.370269942</meta:creation-date>
    <dc:date>2018-04-23T13:06:06.149088701</dc:date>
    <meta:editing-duration>PT8H4M9S</meta:editing-duration>
    <meta:editing-cycles>49</meta:editing-cycles>
    <meta:generator>LibreOffice/6.0.3.2$Linux_X86_64 LibreOffice_project/00m0$Build-2</meta:generator>
    <meta:document-statistic meta:table-count="4" meta:image-count="1" meta:object-count="0" meta:page-count="2" meta:paragraph-count="44" meta:word-count="126" meta:character-count="1082" meta:non-whitespace-character-count="1069"/>
  </office:meta>
</office:document-meta>
</file>